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style:font-size-asian="16pt" style:font-size-complex="16pt"/>
    </style:style>
    <style:style style:name="P2" style:family="paragraph" style:parent-style-name="Standard">
      <style:text-properties style:font-name="Verdana" fo:font-size="14pt" style:font-size-asian="14pt" style:font-size-complex="14pt"/>
    </style:style>
    <style:style style:name="P3" style:family="paragraph" style:parent-style-name="Standard" style:master-page-name="MP0">
      <style:paragraph-properties style:page-number="auto" fo:break-before="page"/>
      <style:text-properties style:font-name="Verdana" fo:font-size="16pt" style:font-size-asian="16pt" style:font-size-complex="16pt"/>
    </style:style>
    <style:style style:name="T1" style:family="text">
      <style:text-properties style:font-name="Verdana" fo:font-size="16pt" style:font-size-asian="16pt" style:font-size-complex="16pt"/>
    </style:style>
    <style:style style:name="T2" style:family="text">
      <style:text-properties style:font-name="Verdan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hreibweise der Befehle:</text:p>
      <text:p text:style-name="P1"/>
      <text:p text:style-name="P1"/>
      <text:p text:style-name="P2">Befehl<text:tab/><text:tab/><text:tab/>Befehl wird ausgeführt (bis er fertig ist)<text:line-break/><text:line-break/>Befehl&amp;<text:tab/><text:tab/><text:tab/>Befehl wird im Hintergrund ausgeführt<text:line-break/><text:tab/><text:tab/><text:tab/><text:tab/>Dazu kommen wir später<text:line-break/><text:line-break/>Befehl1 ; Befehl2<text:tab/>Befehl 2 wird nach Befehl 1 ausgeführt<text:line-break/><text:line-break/>Befehl1 | Befehl2<text:tab/>Ausgabe von Befehl1 = Eingabe von Befehl2<text:line-break/><text:line-break/>Befehl1 &amp;&amp; Befehl2<text:tab/>Befehl 2 startet nur falls Befehl1 erfolgreich war<text:line-break/><text:tab/><text:tab/><text:tab/><text:tab/><text:line-break/>Befehl1 || Befehl2<text:tab/>Befehl 2 startet nur falls Befehl1 nicht <text:line-break/><text:tab/><text:tab/><text:tab/><text:tab/>erfolgreich war<text:line-break/><text:line-break/>(Befehl1 ; Befehl2)<text:tab/>Beide Befehle werden ausgeführt</text:p>
      <text:p text:style-name="P2"/>
      <text:p text:style-name="P2"/>
      <text:p text:style-name="P2"/>
      <text:p text:style-name="P2"/>
      <text:p text:style-name="Standard"><text:span text:style-name="Absatz-Standardschriftart"><text:span text:style-name="T1">Platzhalter:</text:span></text:span><text:span text:style-name="Absatz-Standardschriftart"><text:span text:style-name="T2"><text:line-break/><text:line-break/><text:tab/>*<text:tab/><text:tab/><text:tab/>Steht für 0 oder mehrere Zeichen<text:line-break/><text:line-break/><text:tab/>?<text:tab/><text:tab/><text:tab/>Steht für genau ein Zeichen<text:line-break/><text:line-break/>[Ss]teuern2018<text:tab/>steuern2018 oder Steuern2018?<text:line-break/><text:tab/><text:tab/><text:tab/><text:tab/>Passt auf 1 Zeichen innerhalb der Klammer<text:line-break/><text:line-break/>[!abc]teuern2018<text:tab/>Zeigt alle bei denen der 1. Buchstabe weder <text:line-break/><text:tab/><text:tab/><text:tab/><text:tab/>a,b, oder c ist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9-07-17T10:23:00Z</meta:creation-date>
    <dc:date>2020-04-01T07:56:50.29</dc:date>
    <meta:editing-cycles>7</meta:editing-cycles>
    <meta:editing-duration>PT36M32S</meta:editing-duration>
    <meta:document-statistic meta:table-count="0" meta:image-count="0" meta:object-count="0" meta:page-count="1" meta:paragraph-count="3" meta:word-count="109" meta:character-count="743"/>
    <meta:template xlink:type="simple" xlink:actuate="onRequest" xlink:title="" xlink:href="Normal"/>
  </office:meta>
</office:document-meta>
</file>